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ro1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none" style:vertical-align="middle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fo:background-color="#dddddd" fo:border-left="0.99pt solid #000000" fo:border-right="0.99pt solid #000000" fo:border-top="0.99pt solid #000000" style:vertical-align="middle"/>
    </style:style>
    <style:style style:name="ce7" style:family="table-cell" style:parent-style-name="Default">
      <style:table-cell-properties fo:border-bottom="none" fo:background-color="#dddddd" style:text-align-source="fix" style:repeat-content="false" fo:border-left="0.99pt solid #000000" fo:border-right="0.99pt solid #000000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0.99pt solid #000000" fo:background-color="#dddddd" fo:border-left="0.99pt solid #000000" fo:border-right="0.99pt solid #000000" fo:border-top="none" style:vertical-align="middle"/>
    </style:style>
    <style:style style:name="ce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none" fo:border-top="0.99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1.P5"/>
      <style:map style:condition="cell-content()=2" style:apply-style-name="Wall" style:base-cell-address="level_1.P5"/>
    </style:style>
    <style:style style:name="ce1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1.P6"/>
      <style:map style:condition="cell-content()=2" style:apply-style-name="Wall" style:base-cell-address="level_1.P6"/>
    </style:style>
    <style:style style:name="ce1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1.P6"/>
      <style:map style:condition="cell-content()=2" style:apply-style-name="Wall" style:base-cell-address="level_1.P6"/>
    </style:style>
    <style:style style:name="ce1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1.P6"/>
      <style:map style:condition="cell-content()=2" style:apply-style-name="Wall" style:base-cell-address="level_1.P6"/>
    </style:style>
    <style:style style:name="ce14" style:family="table-cell" style:parent-style-name="Default">
      <style:table-cell-properties fo:border-bottom="0.99pt solid #000000" fo:background-color="#dddddd" fo:border-left="0.99pt solid #000000" fo:border-right="none" fo:border-top="0.99pt solid #000000" style:vertical-align="middle"/>
    </style:style>
    <style:style style:name="ce15" style:family="table-cell" style:parent-style-name="Default">
      <style:table-cell-properties fo:border-bottom="0.99pt solid #000000" fo:background-color="#dddddd" style:text-align-source="fix" style:repeat-content="false" fo:border-left="none" fo:border-right="none" fo:border-top="0.99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1.Q5"/>
      <style:map style:condition="cell-content()=2" style:apply-style-name="Wall" style:base-cell-address="level_1.Q5"/>
    </style:style>
    <style:style style:name="ce1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1.P6"/>
      <style:map style:condition="cell-content()=2" style:apply-style-name="Wall" style:base-cell-address="level_1.P6"/>
    </style:style>
    <style:style style:name="ce1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1.P6"/>
      <style:map style:condition="cell-content()=2" style:apply-style-name="Wall" style:base-cell-address="level_1.P6"/>
    </style:style>
    <style:style style:name="ce19" style:family="table-cell" style:parent-style-name="Default">
      <style:table-cell-properties fo:border-bottom="0.99pt solid #000000" fo:background-color="#dddddd" fo:border-left="none" fo:border-right="none" fo:border-top="0.99pt solid #000000" style:vertical-align="middle"/>
    </style:style>
    <style:style style:name="ce2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1.Q5"/>
      <style:map style:condition="cell-content()=2" style:apply-style-name="Wall" style:base-cell-address="level_1.Q5"/>
    </style:style>
    <style:style style:name="ce4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1.P6"/>
      <style:map style:condition="cell-content()=2" style:apply-style-name="Wall" style:base-cell-address="level_1.P6"/>
    </style:style>
    <style:style style:name="ce22" style:family="table-cell" style:parent-style-name="Default">
      <style:table-cell-properties fo:border-bottom="0.99pt solid #000000" fo:background-color="#dddddd" style:text-align-source="fix" style:repeat-content="false" fo:border-left="none" fo:border-right="0.99pt solid #000000" fo:border-top="0.99pt solid #000000" style:vertical-align="middle"/>
      <style:paragraph-properties fo:text-align="center" fo:margin-left="0mm"/>
    </style:style>
    <style:style style:name="ce4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1.P6"/>
      <style:map style:condition="cell-content()=2" style:apply-style-name="Wall" style:base-cell-address="level_1.P6"/>
    </style:style>
    <style:style style:name="ce23" style:family="table-cell" style:parent-style-name="Default">
      <style:table-cell-properties fo:border-bottom="none" fo:background-color="#dddddd" fo:border-left="0.99pt solid #000000" fo:border-right="0.99pt solid #000000" fo:border-top="none" style:vertical-align="middle"/>
    </style:style>
    <style:style style:name="ce2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none" style:vertical-align="middl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2.R5"/>
      <style:map style:condition="cell-content()=2" style:apply-style-name="Wall" style:base-cell-address="level_2.R5"/>
    </style:style>
    <style:style style:name="ce5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2.R6"/>
      <style:map style:condition="cell-content()=2" style:apply-style-name="Wall" style:base-cell-address="level_2.R6"/>
    </style:style>
    <style:style style:name="ce5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2.Q6"/>
      <style:map style:condition="cell-content()=2" style:apply-style-name="Wall" style:base-cell-address="level_2.Q6"/>
    </style:style>
    <style:style style:name="ce5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2.Q6"/>
      <style:map style:condition="cell-content()=2" style:apply-style-name="Wall" style:base-cell-address="level_2.Q6"/>
    </style:style>
    <style:style style:name="ce5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2.Q5"/>
      <style:map style:condition="cell-content()=2" style:apply-style-name="Wall" style:base-cell-address="level_2.Q5"/>
    </style:style>
    <style:style style:name="ce54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2.Q6"/>
      <style:map style:condition="cell-content()=2" style:apply-style-name="Wall" style:base-cell-address="level_2.Q6"/>
    </style:style>
    <style:style style:name="ce5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2.Q6"/>
      <style:map style:condition="cell-content()=2" style:apply-style-name="Wall" style:base-cell-address="level_2.Q6"/>
    </style:style>
    <style:style style:name="ce5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2.Q5"/>
      <style:map style:condition="cell-content()=2" style:apply-style-name="Wall" style:base-cell-address="level_2.Q5"/>
    </style:style>
    <style:style style:name="ce5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2.Q6"/>
      <style:map style:condition="cell-content()=2" style:apply-style-name="Wall" style:base-cell-address="level_2.Q6"/>
    </style:style>
    <style:style style:name="ce5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2.Q6"/>
      <style:map style:condition="cell-content()=2" style:apply-style-name="Wall" style:base-cell-address="level_2.Q6"/>
    </style:style>
    <style:style style:name="ce5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2.Q6"/>
      <style:map style:condition="cell-content()=2" style:apply-style-name="Wall" style:base-cell-address="level_2.Q6"/>
    </style:style>
    <style:style style:name="ce6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2.Q6"/>
      <style:map style:condition="cell-content()=2" style:apply-style-name="Wall" style:base-cell-address="level_2.Q6"/>
    </style:style>
    <style:style style:name="ce6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map style:condition="cell-content()=1" style:apply-style-name="Floor" style:base-cell-address="level_2.Q6"/>
      <style:map style:condition="cell-content()=2" style:apply-style-name="Wall" style:base-cell-address="level_2.Q6"/>
    </style:style>
  </office:automatic-styles>
  <office:body>
    <office:spreadsheet>
      <table:calculation-settings table:automatic-find-labels="false" table:use-regular-expressions="false" table:use-wildcards="true"/>
      <table:table table:name="level_1" table:style-name="ta1">
        <table:table-column table:style-name="co1" table:number-columns-repeated="1024" table:default-cell-style-name="Default"/>
        <table:table-row table:style-name="ro1">
          <table:table-cell table:number-columns-repeated="17"/>
          <table:table-cell table:style-name="ce3" table:number-columns-repeated="3"/>
          <table:table-cell table:number-columns-repeated="1004"/>
        </table:table-row>
        <table:table-row table:style-name="ro1">
          <table:table-cell table:number-columns-repeated="17"/>
          <table:table-cell table:style-name="ce3" table:number-columns-repeated="4"/>
          <table:table-cell table:number-columns-repeated="1003"/>
        </table:table-row>
        <table:table-row table:style-name="ro1">
          <table:table-cell table:number-columns-repeated="19"/>
          <table:table-cell table:style-name="ce3" table:number-columns-repeated="2"/>
          <table:table-cell table:number-columns-repeated="1003"/>
        </table:table-row>
        <table:table-row table:style-name="ro1">
          <table:table-cell table:number-columns-repeated="14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6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23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2" table:style-name="ce43" office:value-type="float" office:value="2" calcext:value-type="float">
            <text:p>2</text:p>
          </table:table-cell>
          <table:table-cell table:style-name="ce45" office:value-type="float" office:value="2" calcext:value-type="float">
            <text:p>2</text:p>
          </table:table-cell>
          <table:table-cell table:style-name="ce23"/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8" calcext:value-type="float">
            <text:p>8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3" table:style-name="ce1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3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11" calcext:value-type="float">
            <text:p>11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12" calcext:value-type="float">
            <text:p>12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13" calcext:value-type="float">
            <text:p>13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style-name="ce2" table:number-columns-repeated="2"/>
          <table:table-cell table:style-name="ce4" table:number-columns-repeated="4"/>
          <table:table-cell table:style-name="ce5" table:number-columns-repeated="8"/>
          <table:table-cell table:style-name="ce7" office:value-type="float" office:value="14" calcext:value-type="float">
            <text:p>14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style-name="ce3" table:number-columns-repeated="2"/>
          <table:table-cell table:number-columns-repeated="12"/>
          <table:table-cell table:style-name="ce7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7"/>
          <table:table-cell table:number-columns-repeated="993"/>
        </table:table-row>
        <table:table-row table:style-name="ro1">
          <table:table-cell table:style-name="ce3" table:number-columns-repeated="14"/>
          <table:table-cell table:style-name="ce8"/>
          <table:table-cell table:style-name="ce14"/>
          <table:table-cell table:style-name="ce19" table:number-columns-repeated="4"/>
          <table:table-cell table:style-name="ce15" table:number-columns-repeated="9"/>
          <table:table-cell table:style-name="ce22"/>
          <table:table-cell table:style-name="ce24"/>
          <table:table-cell table:number-columns-repeated="993"/>
        </table:table-row>
        <table:table-row table:style-name="ro1">
          <table:table-cell/>
          <table:table-cell table:style-name="ce3" table:number-columns-repeated="20"/>
          <table:table-cell table:number-columns-repeated="100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level_1.P7:level_1.P19 level_1.Q6:level_1.AD19">
            <calcext:condition calcext:apply-style-name="Floor" calcext:value="=1" calcext:base-cell-address="level_1.P6"/>
            <calcext:condition calcext:apply-style-name="Wall" calcext:value="=2" calcext:base-cell-address="level_1.P6"/>
          </calcext:conditional-format>
          <calcext:conditional-format calcext:target-range-address="level_1.AD6:level_1.AD7 level_1.AD9:level_1.AD9 level_1.AD11:level_1.AD11 level_1.AD13:level_1.AD13 level_1.R15:level_1.R19 level_1.T15:level_1.T19 level_1.V15:level_1.V19 level_1.X15:level_1.X19 level_1.Z15:level_1.Z19 level_1.AB15:level_1.AB19 level_1.AD15:level_1.AD19 level_1.P6:level_1.P19">
            <calcext:condition calcext:apply-style-name="Floor" calcext:value="=1" calcext:base-cell-address="level_1.P6"/>
            <calcext:condition calcext:apply-style-name="Wall" calcext:value="=2" calcext:base-cell-address="level_1.P6"/>
          </calcext:conditional-format>
          <calcext:conditional-format calcext:target-range-address="level_1.P7:level_1.P7 level_1.P9:level_1.P9 level_1.P11:level_1.P11 level_1.P13:level_1.P13 level_1.P15:level_1.P15 level_1.P19:level_1.P19 level_1.R19:level_1.R19 level_1.T19:level_1.T19 level_1.V19:level_1.V19 level_1.X19:level_1.X19 level_1.Z19:level_1.Z19 level_1.AB19:level_1.AB19 level_1.AD19:level_1.AD19 level_1.AD7:level_1.AD7 level_1.AD9:level_1.AD9 level_1.AD11:level_1.AD11 level_1.AD13:level_1.AD13 level_1.R15:level_1.R15 level_1.T15:level_1.T15 level_1.V15:level_1.V15 level_1.X15:level_1.X15 level_1.Z15:level_1.Z15 level_1.AB15:level_1.AB15 level_1.AD15:level_1.AD15 level_1.P17:level_1.P17 level_1.R17:level_1.R17 level_1.T17:level_1.T17 level_1.V17:level_1.V17 level_1.X17:level_1.X17 level_1.Z17:level_1.Z17 level_1.AB17:level_1.AB17 level_1.AD17:level_1.AD17">
            <calcext:condition calcext:apply-style-name="Floor" calcext:value="=1" calcext:base-cell-address="level_1.P7"/>
            <calcext:condition calcext:apply-style-name="Wall" calcext:value="=2" calcext:base-cell-address="level_1.P7"/>
          </calcext:conditional-format>
          <calcext:conditional-format calcext:target-range-address="level_1.P8:level_1.P8 level_1.P10:level_1.P10 level_1.P12:level_1.P12 level_1.P14:level_1.P14 level_1.P16:level_1.P16 level_1.R16:level_1.R16 level_1.T16:level_1.T16 level_1.V16:level_1.V16 level_1.X16:level_1.X16 level_1.Z16:level_1.Z16 level_1.AB16:level_1.AB16 level_1.AD16:level_1.AD16 level_1.P18:level_1.P18 level_1.R18:level_1.R18 level_1.T18:level_1.T18 level_1.V18:level_1.V18 level_1.X18:level_1.X18 level_1.Z18:level_1.Z18 level_1.AB18:level_1.AB18 level_1.AD18:level_1.AD18">
            <calcext:condition calcext:apply-style-name="Floor" calcext:value="=1" calcext:base-cell-address="level_1.P8"/>
            <calcext:condition calcext:apply-style-name="Wall" calcext:value="=2" calcext:base-cell-address="level_1.P8"/>
          </calcext:conditional-format>
          <calcext:conditional-format calcext:target-range-address="level_1.Q6:level_1.AD6">
            <calcext:condition calcext:apply-style-name="Floor" calcext:value="=1" calcext:base-cell-address="level_1.Q6"/>
            <calcext:condition calcext:apply-style-name="Wall" calcext:value="=2" calcext:base-cell-address="level_1.Q6"/>
          </calcext:conditional-format>
          <calcext:conditional-format calcext:target-range-address="level_1.P6:level_1.P6">
            <calcext:condition calcext:apply-style-name="Floor" calcext:value="=1" calcext:base-cell-address="level_1.P6"/>
            <calcext:condition calcext:apply-style-name="Wall" calcext:value="=2" calcext:base-cell-address="level_1.P6"/>
          </calcext:conditional-format>
          <calcext:conditional-format calcext:target-range-address="level_1.Q6:level_1.AD6 level_1.Q5:level_1.Q6 level_1.R5:level_1.AD5">
            <calcext:condition calcext:apply-style-name="Floor" calcext:value="=1" calcext:base-cell-address="level_1.Q5"/>
            <calcext:condition calcext:apply-style-name="Wall" calcext:value="=2" calcext:base-cell-address="level_1.Q5"/>
          </calcext:conditional-format>
          <calcext:conditional-format calcext:target-range-address="level_1.P6:level_1.P6 level_1.R5:level_1.R5 level_1.T5:level_1.T5 level_1.V5:level_1.V5 level_1.X5:level_1.X5 level_1.Z5:level_1.Z5 level_1.AB5:level_1.AB5 level_1.AD5:level_1.AD5">
            <calcext:condition calcext:apply-style-name="Floor" calcext:value="=1" calcext:base-cell-address="level_1.P5"/>
            <calcext:condition calcext:apply-style-name="Wall" calcext:value="=2" calcext:base-cell-address="level_1.P5"/>
          </calcext:conditional-format>
          <calcext:conditional-format calcext:target-range-address="level_1.P5:level_1.P5 level_1.R5:level_1.R5 level_1.T5:level_1.T5 level_1.V5:level_1.V5 level_1.X5:level_1.X5 level_1.Z5:level_1.Z5 level_1.AB5:level_1.AB5 level_1.AD5:level_1.AD5">
            <calcext:condition calcext:apply-style-name="Floor" calcext:value="=1" calcext:base-cell-address="level_1.P5"/>
            <calcext:condition calcext:apply-style-name="Wall" calcext:value="=2" calcext:base-cell-address="level_1.P5"/>
          </calcext:conditional-format>
          <calcext:conditional-format calcext:target-range-address="level_1.P6:level_1.P6">
            <calcext:condition calcext:apply-style-name="Floor" calcext:value="=1" calcext:base-cell-address="level_1.P6"/>
            <calcext:condition calcext:apply-style-name="Wall" calcext:value="=2" calcext:base-cell-address="level_1.P6"/>
          </calcext:conditional-format>
        </calcext:conditional-formats>
      </table:table>
      <table:table table:name="level_2" table:style-name="ta1">
        <table:table-column table:style-name="co1" table:number-columns-repeated="1024" table:default-cell-style-name="Default"/>
        <table:table-row table:style-name="ro1">
          <table:table-cell table:number-columns-repeated="17"/>
          <table:table-cell table:style-name="ce3" table:number-columns-repeated="3"/>
          <table:table-cell table:number-columns-repeated="1004"/>
        </table:table-row>
        <table:table-row table:style-name="ro1">
          <table:table-cell table:number-columns-repeated="17"/>
          <table:table-cell table:style-name="ce3" table:number-columns-repeated="4"/>
          <table:table-cell table:number-columns-repeated="1003"/>
        </table:table-row>
        <table:table-row table:style-name="ro1">
          <table:table-cell table:number-columns-repeated="19"/>
          <table:table-cell table:style-name="ce3" table:number-columns-repeated="2"/>
          <table:table-cell table:number-columns-repeated="1003"/>
        </table:table-row>
        <table:table-row table:style-name="ro1">
          <table:table-cell table:number-columns-repeated="14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6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style-name="ce56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style-name="ce56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style-name="ce56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style-name="ce56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style-name="ce56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style-name="ce56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style-name="ce56" office:value-type="float" office:value="2" calcext:value-type="float">
            <text:p>2</text:p>
          </table:table-cell>
          <table:table-cell table:style-name="ce23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12" table:style-name="ce57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style-name="ce23"/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3" calcext:value-type="float">
            <text:p>3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13" table:style-name="ce55" office:value-type="float" office:value="2" calcext:value-type="float">
            <text:p>2</text:p>
          </table:table-cell>
          <table:table-cell table:style-name="ce58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4" calcext:value-type="float">
            <text:p>4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14" table:style-name="ce55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5" calcext:value-type="float">
            <text:p>5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13" table:style-name="ce55" office:value-type="float" office:value="2" calcext:value-type="float">
            <text:p>2</text:p>
          </table:table-cell>
          <table:table-cell table:style-name="ce58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6" calcext:value-type="float">
            <text:p>6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5" table:style-name="ce55" office:value-type="float" office:value="1" calcext:value-type="float">
            <text:p>1</text:p>
          </table:table-cell>
          <table:table-cell table:number-columns-repeated="9" table:style-name="ce55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7" calcext:value-type="float">
            <text:p>7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5" table:style-name="ce55" office:value-type="float" office:value="1" calcext:value-type="float">
            <text:p>1</text:p>
          </table:table-cell>
          <table:table-cell table:number-columns-repeated="8" table:style-name="ce55" office:value-type="float" office:value="2" calcext:value-type="float">
            <text:p>2</text:p>
          </table:table-cell>
          <table:table-cell table:style-name="ce58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8" calcext:value-type="float">
            <text:p>8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5" table:style-name="ce55" office:value-type="float" office:value="1" calcext:value-type="float">
            <text:p>1</text:p>
          </table:table-cell>
          <table:table-cell table:number-columns-repeated="9" table:style-name="ce55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9" calcext:value-type="float">
            <text:p>9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3"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number-columns-repeated="6"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8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10" calcext:value-type="float">
            <text:p>10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12"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11" calcext:value-type="float">
            <text:p>11</text:p>
          </table:table-cell>
          <table:table-cell table:style-name="ce51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8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12" calcext:value-type="float">
            <text:p>12</text:p>
          </table:table-cell>
          <table:table-cell table:style-name="ce52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number-columns-repeated="14"/>
          <table:table-cell table:style-name="ce7" office:value-type="float" office:value="13" calcext:value-type="float">
            <text:p>13</text:p>
          </table:table-cell>
          <table:table-cell table:style-name="ce51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58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style-name="ce2" table:number-columns-repeated="2"/>
          <table:table-cell table:style-name="ce4" table:number-columns-repeated="4"/>
          <table:table-cell table:style-name="ce5" table:number-columns-repeated="8"/>
          <table:table-cell table:style-name="ce7" office:value-type="float" office:value="14" calcext:value-type="float">
            <text:p>14</text:p>
          </table:table-cell>
          <table:table-cell table:style-name="ce52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60"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table:style-name="ce7"/>
          <table:table-cell table:style-name="ce1" table:number-columns-repeated="5"/>
          <table:table-cell table:number-columns-repeated="988"/>
        </table:table-row>
        <table:table-row table:style-name="ro1">
          <table:table-cell table:style-name="ce3" table:number-columns-repeated="2"/>
          <table:table-cell table:number-columns-repeated="12"/>
          <table:table-cell table:style-name="ce7" office:value-type="float" office:value="15" calcext:value-type="float">
            <text:p>15</text:p>
          </table:table-cell>
          <table:table-cell table:style-name="ce51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58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58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58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58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58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table-cell table:style-name="ce58" office:value-type="float" office:value="2" calcext:value-type="float">
            <text:p>2</text:p>
          </table:table-cell>
          <table:table-cell table:style-name="ce60" office:value-type="float" office:value="2" calcext:value-type="float">
            <text:p>2</text:p>
          </table:table-cell>
          <table:table-cell table:style-name="ce58" office:value-type="float" office:value="2" calcext:value-type="float">
            <text:p>2</text:p>
          </table:table-cell>
          <table:table-cell table:style-name="ce7"/>
          <table:table-cell table:number-columns-repeated="993"/>
        </table:table-row>
        <table:table-row table:style-name="ro1">
          <table:table-cell table:style-name="ce3" table:number-columns-repeated="14"/>
          <table:table-cell table:style-name="ce8"/>
          <table:table-cell table:style-name="ce14"/>
          <table:table-cell table:style-name="ce19" table:number-columns-repeated="4"/>
          <table:table-cell table:style-name="ce15" table:number-columns-repeated="9"/>
          <table:table-cell table:style-name="ce22"/>
          <table:table-cell table:style-name="ce24"/>
          <table:table-cell table:number-columns-repeated="993"/>
        </table:table-row>
        <table:table-row table:style-name="ro1">
          <table:table-cell/>
          <table:table-cell table:style-name="ce3" table:number-columns-repeated="20"/>
          <table:table-cell table:number-columns-repeated="100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level_2.Q6:level_2.AD15 level_2.Q16:level_2.AB19 level_2.AD16:level_2.AD19">
            <calcext:condition calcext:apply-style-name="Floor" calcext:value="=1" calcext:base-cell-address="level_2.Q6"/>
            <calcext:condition calcext:apply-style-name="Wall" calcext:value="=2" calcext:base-cell-address="level_2.Q6"/>
          </calcext:conditional-format>
          <calcext:conditional-format calcext:target-range-address="level_2.AD6:level_2.AD7 level_2.AD9:level_2.AD9 level_2.AD11:level_2.AD11 level_2.AD13:level_2.AD13 level_2.R15:level_2.R19 level_2.T15:level_2.T19 level_2.V15:level_2.V19 level_2.X15:level_2.X19 level_2.Z15:level_2.Z19 level_2.AB15:level_2.AB19 level_2.AD15:level_2.AD19">
            <calcext:condition calcext:apply-style-name="Floor" calcext:value="=1" calcext:base-cell-address="level_2.R6"/>
            <calcext:condition calcext:apply-style-name="Wall" calcext:value="=2" calcext:base-cell-address="level_2.R6"/>
          </calcext:conditional-format>
          <calcext:conditional-format calcext:target-range-address="level_2.R19:level_2.R19 level_2.T19:level_2.T19 level_2.V19:level_2.V19 level_2.X19:level_2.X19 level_2.Z19:level_2.Z19 level_2.AB19:level_2.AB19 level_2.AD19:level_2.AD19 level_2.AD7:level_2.AD7 level_2.AD9:level_2.AD9 level_2.AD11:level_2.AD11 level_2.AD13:level_2.AD13 level_2.R15:level_2.R15 level_2.T15:level_2.T15 level_2.V15:level_2.V15 level_2.X15:level_2.X15 level_2.Z15:level_2.Z15 level_2.AB15:level_2.AB15 level_2.AD15:level_2.AD15 level_2.R17:level_2.R17 level_2.T17:level_2.T17 level_2.V17:level_2.V17 level_2.X17:level_2.X17 level_2.Z17:level_2.Z17 level_2.AB17:level_2.AB17 level_2.AD17:level_2.AD17">
            <calcext:condition calcext:apply-style-name="Floor" calcext:value="=1" calcext:base-cell-address="level_2.R7"/>
            <calcext:condition calcext:apply-style-name="Wall" calcext:value="=2" calcext:base-cell-address="level_2.R7"/>
          </calcext:conditional-format>
          <calcext:conditional-format calcext:target-range-address="level_2.R16:level_2.R16 level_2.T16:level_2.T16 level_2.V16:level_2.V16 level_2.X16:level_2.X16 level_2.Z16:level_2.Z16 level_2.AB16:level_2.AB16 level_2.AD16:level_2.AD16 level_2.R18:level_2.R18 level_2.T18:level_2.T18 level_2.V18:level_2.V18 level_2.X18:level_2.X18 level_2.Z18:level_2.Z18 level_2.AB18:level_2.AB18 level_2.AD18:level_2.AD18">
            <calcext:condition calcext:apply-style-name="Floor" calcext:value="=1" calcext:base-cell-address="level_2.R16"/>
            <calcext:condition calcext:apply-style-name="Wall" calcext:value="=2" calcext:base-cell-address="level_2.R16"/>
          </calcext:conditional-format>
          <calcext:conditional-format calcext:target-range-address="level_2.Q6:level_2.AD6">
            <calcext:condition calcext:apply-style-name="Floor" calcext:value="=1" calcext:base-cell-address="level_2.Q6"/>
            <calcext:condition calcext:apply-style-name="Wall" calcext:value="=2" calcext:base-cell-address="level_2.Q6"/>
          </calcext:conditional-format>
          <calcext:conditional-format calcext:target-range-address="level_2.Q6:level_2.AD6 level_2.Q5:level_2.Q6 level_2.R5:level_2.AD5">
            <calcext:condition calcext:apply-style-name="Floor" calcext:value="=1" calcext:base-cell-address="level_2.Q5"/>
            <calcext:condition calcext:apply-style-name="Wall" calcext:value="=2" calcext:base-cell-address="level_2.Q5"/>
          </calcext:conditional-format>
          <calcext:conditional-format calcext:target-range-address="level_2.R5:level_2.R5 level_2.T5:level_2.T5 level_2.V5:level_2.V5 level_2.X5:level_2.X5 level_2.Z5:level_2.Z5 level_2.AB5:level_2.AB5 level_2.AD5:level_2.AD5">
            <calcext:condition calcext:apply-style-name="Floor" calcext:value="=1" calcext:base-cell-address="level_2.R5"/>
            <calcext:condition calcext:apply-style-name="Wall" calcext:value="=2" calcext:base-cell-address="level_2.R5"/>
          </calcext:conditional-format>
          <calcext:conditional-format calcext:target-range-address="level_2.R5:level_2.R5 level_2.T5:level_2.T5 level_2.V5:level_2.V5 level_2.X5:level_2.X5 level_2.Z5:level_2.Z5 level_2.AB5:level_2.AB5 level_2.AD5:level_2.AD5">
            <calcext:condition calcext:apply-style-name="Floor" calcext:value="=1" calcext:base-cell-address="level_2.R5"/>
            <calcext:condition calcext:apply-style-name="Wall" calcext:value="=2" calcext:base-cell-address="level_2.R5"/>
          </calcext:conditional-format>
          <calcext:conditional-format calcext:target-range-address="level_2.AC16:level_2.AC19">
            <calcext:condition calcext:apply-style-name="Floor" calcext:value="=1" calcext:base-cell-address="level_2.AC16"/>
            <calcext:condition calcext:apply-style-name="Wall" calcext:value="=2" calcext:base-cell-address="level_2.AC16"/>
          </calcext:conditional-format>
          <calcext:conditional-format calcext:target-range-address="level_2.P7:level_2.P19">
            <calcext:condition calcext:apply-style-name="Floor" calcext:value="=1" calcext:base-cell-address="level_2.P7"/>
            <calcext:condition calcext:apply-style-name="Wall" calcext:value="=2" calcext:base-cell-address="level_2.P7"/>
          </calcext:conditional-format>
          <calcext:conditional-format calcext:target-range-address="level_2.P6:level_2.P19">
            <calcext:condition calcext:apply-style-name="Floor" calcext:value="=1" calcext:base-cell-address="level_2.P6"/>
            <calcext:condition calcext:apply-style-name="Wall" calcext:value="=2" calcext:base-cell-address="level_2.P6"/>
          </calcext:conditional-format>
          <calcext:conditional-format calcext:target-range-address="level_2.P7:level_2.P7 level_2.P9:level_2.P9 level_2.P11:level_2.P11 level_2.P13:level_2.P13 level_2.P15:level_2.P15 level_2.P19:level_2.P19 level_2.P17:level_2.P17">
            <calcext:condition calcext:apply-style-name="Floor" calcext:value="=1" calcext:base-cell-address="level_2.P7"/>
            <calcext:condition calcext:apply-style-name="Wall" calcext:value="=2" calcext:base-cell-address="level_2.P7"/>
          </calcext:conditional-format>
          <calcext:conditional-format calcext:target-range-address="level_2.P8:level_2.P8 level_2.P10:level_2.P10 level_2.P12:level_2.P12 level_2.P14:level_2.P14 level_2.P16:level_2.P16 level_2.P18:level_2.P18">
            <calcext:condition calcext:apply-style-name="Floor" calcext:value="=1" calcext:base-cell-address="level_2.P8"/>
            <calcext:condition calcext:apply-style-name="Wall" calcext:value="=2" calcext:base-cell-address="level_2.P8"/>
          </calcext:conditional-format>
          <calcext:conditional-format calcext:target-range-address="level_2.P6:level_2.P6">
            <calcext:condition calcext:apply-style-name="Floor" calcext:value="=1" calcext:base-cell-address="level_2.P6"/>
            <calcext:condition calcext:apply-style-name="Wall" calcext:value="=2" calcext:base-cell-address="level_2.P6"/>
          </calcext:conditional-format>
          <calcext:conditional-format calcext:target-range-address="level_2.P6:level_2.P6">
            <calcext:condition calcext:apply-style-name="Floor" calcext:value="=1" calcext:base-cell-address="level_2.P6"/>
            <calcext:condition calcext:apply-style-name="Wall" calcext:value="=2" calcext:base-cell-address="level_2.P6"/>
          </calcext:conditional-format>
          <calcext:conditional-format calcext:target-range-address="level_2.P5:level_2.P5">
            <calcext:condition calcext:apply-style-name="Floor" calcext:value="=1" calcext:base-cell-address="level_2.P5"/>
            <calcext:condition calcext:apply-style-name="Wall" calcext:value="=2" calcext:base-cell-address="level_2.P5"/>
          </calcext:conditional-format>
          <calcext:conditional-format calcext:target-range-address="level_2.P6:level_2.P6">
            <calcext:condition calcext:apply-style-name="Floor" calcext:value="=1" calcext:base-cell-address="level_2.P6"/>
            <calcext:condition calcext:apply-style-name="Wall" calcext:value="=2" calcext:base-cell-address="level_2.P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Floor" style:family="table-cell" style:parent-style-name="Default">
      <style:table-cell-properties fo:background-color="#ffffff" loext:vertical-justify="auto"/>
      <style:paragraph-properties css3t:text-justify="auto"/>
    </style:style>
    <style:style style:name="Wall" style:family="table-cell" style:parent-style-name="Default">
      <style:table-cell-properties fo:background-color="#9f7e5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.00.0000</text:date>, <text:time style:data-style-name="N2" text:time-value="23:10:07.7260398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00:04:54.013986489</meta:creation-date>
    <meta:editing-duration>PT7M5S</meta:editing-duration>
    <meta:editing-cycles>3</meta:editing-cycles>
    <meta:generator>LibreOffice/5.3.4.1$Linux_X86_64 LibreOffice_project/30$Build-1</meta:generator>
    <dc:date>2017-10-03T23:16:50.808863817</dc:date>
    <meta:document-statistic meta:table-count="2" meta:cell-count="514" meta:object-count="0"/>
  </office:meta>
</office:document-meta>
</file>